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6a49" officeooo:paragraph-rsid="00186a49"/>
    </style:style>
    <style:style style:name="P2" style:family="paragraph" style:parent-style-name="Text_20_body">
      <style:text-properties officeooo:paragraph-rsid="001b637c"/>
    </style:style>
    <style:style style:name="P3" style:family="paragraph" style:parent-style-name="Text_20_body">
      <style:text-properties officeooo:paragraph-rsid="001b5817"/>
    </style:style>
    <style:style style:name="P4" style:family="paragraph" style:parent-style-name="Text_20_body">
      <style:text-properties officeooo:rsid="001fbfb5" officeooo:paragraph-rsid="001fbfb5"/>
    </style:style>
    <style:style style:name="P5" style:family="paragraph" style:parent-style-name="Text_20_body">
      <style:text-properties officeooo:rsid="0020e543" officeooo:paragraph-rsid="0020e543"/>
    </style:style>
    <style:style style:name="P6" style:family="paragraph" style:parent-style-name="Text_20_body">
      <style:text-properties officeooo:rsid="0020e543" officeooo:paragraph-rsid="0022a113"/>
    </style:style>
    <style:style style:name="T1" style:family="text">
      <style:text-properties officeooo:rsid="001b5817"/>
    </style:style>
    <style:style style:name="T2" style:family="text">
      <style:text-properties officeooo:rsid="001b637c"/>
    </style:style>
    <style:style style:name="T3" style:family="text">
      <style:text-properties officeooo:rsid="0022a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NTZER<text:tab/><text:tab/><text:tab/><text:tab/><text:tab/><text:tab/><text:tab/><text:tab/><text:tab/><text:tab/><text:tab/> <text:s text:c="9"/>Info2</text:p>
      <text:p text:style-name="P1">Kévin</text:p>
      <text:p text:style-name="Title">Compte-rendu TP6</text:p>
      <text:h text:style-name="Heading_20_3" text:outline-level="3">Services</text:h>
      <text:p text:style-name="Text_20_body"><text:tab/><text:span text:style-name="T2">Normalement, les composants ne devraient pas extraire leur données ou enregistrer des données. Il devrait seulement présenter les données et déléguer l’accès aux données à un service. Nous allons donc employer l’injection de dépendance Angular pour l’injecter dans HeroesComponent. </text:span></text:p>
      <text:p text:style-name="P2"><text:tab/><text:span text:style-name="T2">Nous allons donc employer HeroService pour envoyer le message et MessagesComponent pour l’afficher sur l’écran.</text:span></text:p>
      <text:p text:style-name="P3"><text:span text:style-name="T1"><text:tab/>On emploie la commande ng generate service hero pour créer les fichiers hero.service.ts et hero.service.spec.</text:span></text:p>
      <text:p text:style-name="Text_20_body"><text:tab/><text:span text:style-name="T2">@injectable permet de dire à Angular que ce service pourrait injecté des dépendances.</text:span></text:p>
      <text:p text:style-name="P5">Par la suite, nous allons rajouter le MessageService dans le provider contenu dans le fichier app.module.ts. Insérer ceci dans le tableau permettra d’instancier MessageService et HeroService et de la donner à n’importe quelle classe qui le demande.</text:p>
      <text:p text:style-name="P6"><text:tab/><text:span text:style-name="T3">Nous allons ensuite rajouter un constructeur privé <text:s/>constructor(private heroService: HeroService) { }. Cela permet de l’identifier comme celui qui reçoit l’injection d’un HeroService. Il réceptionne donc HeroService. </text:span></text:p>
      <text:p text:style-name="P6"/>
      <text:p text:style-name="Text_20_body"/>
      <text:p text:style-name="P4"><text:span text:style-name="T3">Ensuite</text:span>, on crée les composants pour messages avec ng generate component messages. Dans message.service.ts, on a une méthode epour ajouter un message au cache et une méthode clear pour vider le cach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8:41:07.854000000</meta:creation-date>
    <dc:date>2017-12-13T12:30:35.214000000</dc:date>
    <meta:editing-duration>PT2H23M25S</meta:editing-duration>
    <meta:editing-cycles>8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1" meta:word-count="184" meta:character-count="1320" meta:non-whitespace-character-count="1119"/>
  </office:meta>
</office:document-meta>
</file>